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style:text-outline="false" style:text-line-through-style="none" style:text-line-through-type="none" style:font-name="Liberation Serif" fo:font-size="18pt" fo:font-style="normal" fo:text-shadow="none" style:text-underline-style="none" fo:font-weight="bold" style:font-size-asian="18pt" style:font-style-asian="normal" style:font-weight-asian="bold" style:font-size-complex="18pt" style:font-weight-complex="bold" style:text-emphasiz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1110. Delete Nodes And Return Forest</text:h>
      <text:p text:style-name="Standard"/>
      <text:p text:style-name="Standard">/**</text:p>
      <text:p text:style-name="Standard"><text:s/>* Definition for a binary tree node.</text:p>
      <text:p text:style-name="Standard"><text:s/>* struct TreeNode {</text:p>
      <text:p text:style-name="Standard"><text:s/>* <text:s text:c="4"/>int val;</text:p>
      <text:p text:style-name="Standard"><text:s/>* <text:s text:c="4"/>TreeNode *left;</text:p>
      <text:p text:style-name="Standard"><text:s/>* <text:s text:c="4"/>TreeNode *right;</text:p>
      <text:p text:style-name="Standard"><text:s/>* <text:s text:c="4"/>TreeNode() : val(0), left(nullptr), right(nullptr) {}</text:p>
      <text:p text:style-name="Standard"><text:s/>* <text:s text:c="4"/>TreeNode(int x) : val(x), left(nullptr), right(nullptr) {}</text:p>
      <text:p text:style-name="Standard"><text:s/>* <text:s text:c="4"/>TreeNode(int x, TreeNode *left, TreeNode *right) : val(x), left(left), right(right) {}</text:p>
      <text:p text:style-name="Standard"><text:s/>* };</text:p>
      <text:p text:style-name="Standard"><text:s/>*/</text:p>
      <text:p text:style-name="Standard"/>
      <text:p text:style-name="Standard">/*</text:p>
      <text:p text:style-name="Standard"><text:s text:c="4"/>Time complexity: O(n)</text:p>
      <text:p text:style-name="Standard"><text:s text:c="4"/>Extra space complexity: O(2n)</text:p>
      <text:p text:style-name="Standard"><text:tab/></text:p>
      <text:p text:style-name="Standard"><text:s text:c="4"/>[1,2,3,4,5,6,7,8,9,null,null,10,11,null,null,null,12,13]</text:p>
      <text:p text:style-name="Standard">*/</text:p>
      <text:p text:style-name="Standard">class Solution {</text:p>
      <text:p text:style-name="Standard"><text:s text:c="3"/>public:</text:p>
      <text:p text:style-name="Standard"><text:s text:c="8"/>std::vector&lt;TreeNode*&gt; ans;</text:p>
      <text:p text:style-name="Standard"><text:s text:c="8"/>bool is_to_delete[1001]={false};</text:p>
      <text:p text:style-name="Standard"/>
      <text:p text:style-name="Standard"><text:s text:c="4"/>public:</text:p>
      <text:p text:style-name="Standard"><text:s text:c="8"/>void dfs(TreeNode*&amp; root,bool is_root){</text:p>
      <text:p text:style-name="Standard"><text:s text:c="12"/>if(!root) return;</text:p>
      <text:p text:style-name="Standard"><text:s text:c="10"/></text:p>
      <text:p text:style-name="Standard"><text:s text:c="12"/>dfs(root-&gt;left,is_to_delete[root-&gt;val]);</text:p>
      <text:p text:style-name="Standard"><text:s text:c="12"/>dfs(root-&gt;right,is_to_delete[root-&gt;val]);</text:p>
      <text:p text:style-name="Standard"/>
      <text:p text:style-name="Standard"><text:s text:c="12"/>if(!is_to_delete[root-&gt;val] &amp;&amp; is_root) ans.push_back(root);</text:p>
      <text:p text:style-name="Standard"><text:s text:c="12"/>if(is_to_delete[root-&gt;val]) root=nullptr;</text:p>
      <text:p text:style-name="Standard"><text:s text:c="11"/></text:p>
      <text:p text:style-name="Standard"><text:s text:c="8"/>}</text:p>
      <text:p text:style-name="Standard"/>
      <text:p text:style-name="Standard"><text:s text:c="8"/>std::vector&lt;TreeNode*&gt; delNodes(TreeNode* root, std::vector&lt;int&gt;&amp; to_delete) {</text:p>
      <text:p text:style-name="Standard"><text:s text:c="12"/>for(auto&amp; to_del_val: to_delete) is_to_delete[to_del_val]=true;</text:p>
      <text:p text:style-name="Standard"><text:s text:c="12"/>dfs(root,true);</text:p>
      <text:p text:style-name="Standard"><text:s text:c="12"/>return ans;</text:p>
      <text:p text:style-name="Standard"><text:s text:c="8"/>}</text:p>
      <text:p text:style-name="Standard">}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2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2" style:font-size-complex="12pt" style:language-complex="ar" style:country-complex="T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7T10:01:10.231749037</meta:creation-date>
    <dc:date>2024-07-17T10:28:35.222988888</dc:date>
    <meta:editing-duration>PT2M56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38" meta:word-count="106" meta:character-count="1175" meta:non-whitespace-character-count="885"/>
  </office:meta>
</office:document-meta>
</file>